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d2cd" officeooo:paragraph-rsid="000b18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d2cd" officeooo:paragraph-rsid="000f93e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9d2cd" officeooo:paragraph-rsid="0009d2c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c5398" officeooo:paragraph-rsid="000c539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cd493" officeooo:paragraph-rsid="000cd49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da244" officeooo:paragraph-rsid="000da24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f93ef" officeooo:paragraph-rsid="000f93e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8709" officeooo:paragraph-rsid="0012870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48064" officeooo:paragraph-rsid="0014806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break-before="page"/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6366f" officeooo:paragraph-rsid="0016366f" style:font-size-asian="14pt" style:font-weight-asian="normal" style:font-size-complex="14pt" style:font-weight-complex="normal"/>
    </style:style>
    <style:style style:name="T1" style:family="text">
      <style:text-properties officeooo:rsid="000b183b"/>
    </style:style>
    <style:style style:name="T2" style:family="text">
      <style:text-properties officeooo:rsid="0010a35b"/>
    </style:style>
    <style:style style:name="T3" style:family="text">
      <style:text-properties officeooo:rsid="00148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a um programa que lê (usando a função scanf uma sequência de números inteiros terminada com o número 0 e imprime no ecran a soma dos números lidos.</text:p>
      <text:p text:style-name="P5">int main(){</text:p>
      <text:p text:style-name="P5"><text:s text:c="2"/>int a, b ;</text:p>
      <text:p text:style-name="P5"><text:s text:c="2"/>b = 0 ; </text:p>
      <text:p text:style-name="P5"><text:s text:c="2"/>scanf("%d",&amp;a );</text:p>
      <text:p text:style-name="P5"><text:s text:c="2"/></text:p>
      <text:p text:style-name="P5"><text:s text:c="2"/>if (a !=0){</text:p>
      <text:p text:style-name="P5"><text:s text:c="2"/>while (a != 0){</text:p>
      <text:p text:style-name="P5"><text:s text:c="4"/>b += a;</text:p>
      <text:p text:style-name="P5"><text:s text:c="4"/>scanf("%d",&amp;a);</text:p>
      <text:p text:style-name="P5"><text:s text:c="2"/>}</text:p>
      <text:p text:style-name="P5"><text:s text:c="2"/>printf("%d\n",b); <text:s/></text:p>
      <text:p text:style-name="P5"><text:s text:c="2"/>}</text:p>
      <text:p text:style-name="P5"><text:s text:c="2"/>else <text:s/>printf("%d",b);</text:p>
      <text:p text:style-name="P5"/>
      <text:p text:style-name="P5"><text:s text:c="2"/>return 0; </text:p>
      <text:p text:style-name="P5">}</text:p>
      <text:p text:style-name="P1"/>
      <text:p text:style-name="P2">2. Defina um programa que lê (usando a função scanf uma sequência de números inteiros terminada com o número 0 e imprime no ecran <text:span text:style-name="T1">o </text:span>maior elemento da <text:s/>sequência.</text:p>
      <text:p text:style-name="P5">int main(){</text:p>
      <text:p text:style-name="P5"><text:s text:c="2"/>int a;</text:p>
      <text:p text:style-name="P5"><text:s text:c="2"/>int b;</text:p>
      <text:p text:style-name="P5"><text:s text:c="2"/>b = 0;</text:p>
      <text:p text:style-name="P5"><text:s text:c="2"/>scanf("%d", &amp;a );</text:p>
      <text:p text:style-name="P5"><text:s text:c="2"/>if (a != 0) {</text:p>
      <text:p text:style-name="P5"><text:s text:c="2"/>while <text:s/>(a !=0) {</text:p>
      <text:p text:style-name="P5"><text:s text:c="4"/>if (a &gt; b){</text:p>
      <text:p text:style-name="P5"><text:s text:c="4"/>b = a;</text:p>
      <text:p text:style-name="P5"><text:s text:c="4"/>scanf("%d", &amp;a);</text:p>
      <text:p text:style-name="P5"><text:s text:c="2"/>}</text:p>
      <text:p text:style-name="P5"><text:s text:c="4"/>else <text:s/>scanf("%d", &amp;a );</text:p>
      <text:p text:style-name="P5"><text:s text:c="2"/>}</text:p>
      <text:p text:style-name="P5"><text:s text:c="2"/>printf("%d\n", b);</text:p>
      <text:p text:style-name="P5"><text:s text:c="2"/>}</text:p>
      <text:p text:style-name="P5"><text:s text:c="2"/>else printf("%d\n", b);</text:p>
      <text:p text:style-name="P5"><text:s text:c="2"/>return 0;</text:p>
      <text:p text:style-name="P5"><text:s text:c="2"/>}</text:p>
      <text:p text:style-name="P1"/>
      <text:p text:style-name="P1"/>
      <text:p text:style-name="P1"><text:soft-page-break/>3. Defina um programa que lê (usando a função scanf uma sequência de números inteiros terminada com o número 0 e imprime no ecran a média da sequência.</text:p>
      <text:p text:style-name="P1"/>
      <text:p text:style-name="P5">int main() {</text:p>
      <text:p text:style-name="P5">int r ,b, a;</text:p>
      <text:p text:style-name="P5">r = b = 0;</text:p>
      <text:p text:style-name="P5"/>
      <text:p text:style-name="P5">scanf("%d",&amp;a);</text:p>
      <text:p text:style-name="P5"/>
      <text:p text:style-name="P5">while (a != 0){</text:p>
      <text:p text:style-name="P5">b++;</text:p>
      <text:p text:style-name="P5"><text:s text:c="2"/>r += a;</text:p>
      <text:p text:style-name="P5"><text:s text:c="2"/>scanf("%d",&amp;a );</text:p>
      <text:p text:style-name="P5">}</text:p>
      <text:p text:style-name="P5"><text:s text:c="2"/>r <text:s/>= r / b ;</text:p>
      <text:p text:style-name="P5"/>
      <text:p text:style-name="P5">printf("%d\n", r );</text:p>
      <text:p text:style-name="P5"><text:s text:c="2"/>return 0;</text:p>
      <text:p text:style-name="P5">}</text:p>
      <text:p text:style-name="P5"/>
      <text:p text:style-name="P1">4. Defina um programa que lê (usando a função scanf uma sequência de números inteiros terminada com o número 0 e imprime no ecran o segundo maior elemento.</text:p>
      <text:p text:style-name="P5">int main (){</text:p>
      <text:p text:style-name="P5"><text:s text:c="2"/>int a ;</text:p>
      <text:p text:style-name="P5"><text:s text:c="2"/>int b = 0;</text:p>
      <text:p text:style-name="P5"><text:s text:c="2"/>int c = 0;</text:p>
      <text:p text:style-name="P5"><text:s text:c="2"/>int d = 0;</text:p>
      <text:p text:style-name="P5"><text:s text:c="2"/>scanf("%d",&amp;a);</text:p>
      <text:p text:style-name="P5"/>
      <text:p text:style-name="P5">while(a != 0){</text:p>
      <text:p text:style-name="P5"><text:s text:c="2"/>if ((b &gt;= a) &amp;&amp; (a &gt;= c)){</text:p>
      <text:p text:style-name="P5"><text:s text:c="10"/>c = a;</text:p>
      <text:p text:style-name="P5"><text:s text:c="5"/>scanf("%d",&amp;a);</text:p>
      <text:p text:style-name="P5"><text:s text:c="4"/>}</text:p>
      <text:p text:style-name="P5"><text:s text:c="2"/>else ((b &lt;= a) &amp;&amp; (a &gt;= c));{</text:p>
      <text:p text:style-name="P5"><text:s text:c="6"/>b = a;</text:p>
      <text:p text:style-name="P5"><text:s text:c="6"/>scanf("%d",&amp;a);</text:p>
      <text:p text:style-name="P5"><text:s text:c="2"/>}</text:p>
      <text:p text:style-name="P5"><text:s/>}</text:p>
      <text:p text:style-name="P5"><text:s text:c="2"/>printf("%d\n",b);</text:p>
      <text:p text:style-name="P5"><text:s text:c="2"/>return 0;</text:p>
      <text:p text:style-name="P5">}</text:p>
      <text:p text:style-name="P1"><text:soft-page-break/>5. Defina uma função int bitsUm (unsigned int n) que calcula o número de bits iguais a 1usados na representação binária de um dado número n.</text:p>
      <text:p text:style-name="P1"/>
      <text:p text:style-name="P5">int bitsUm (unsigned int n){</text:p>
      <text:p text:style-name="P5"><text:tab/>int cont = 0;</text:p>
      <text:p text:style-name="P5"><text:tab/>int rest;</text:p>
      <text:p text:style-name="P5"/>
      <text:p text:style-name="P5"><text:tab/>while(n != 0){</text:p>
      <text:p text:style-name="P5"><text:tab/><text:tab/>rest = n % 2;</text:p>
      <text:p text:style-name="P5"><text:tab/><text:tab/>n = n / 2;</text:p>
      <text:p text:style-name="P5"><text:tab/><text:tab/>cont = cont + rest;</text:p>
      <text:p text:style-name="P5"><text:tab/>}</text:p>
      <text:p text:style-name="P5"><text:tab/>return cont;</text:p>
      <text:p text:style-name="P5">}</text:p>
      <text:p text:style-name="P1">6. Defina uma função int trailingZ (unsigned int n) que calcula o número de bits a 0 no final da representação binária de um número (i.e., o expoente da maior potência de 2 que é divisor desse número).</text:p>
      <text:p text:style-name="P1"/>
      <text:p text:style-name="P5">int trailingZ (unsigned int n) {</text:p>
      <text:p text:style-name="P5"><text:s text:c="4"/>int r ;</text:p>
      <text:p text:style-name="P5"><text:s text:c="4"/>r = n %2 ;</text:p>
      <text:p text:style-name="P5"><text:s text:c="4"/>n = n / 2;</text:p>
      <text:p text:style-name="P5"><text:s text:c="4"/>int i = 0;</text:p>
      <text:p text:style-name="P5"/>
      <text:p text:style-name="P5"><text:s text:c="4"/>while (r != 1 ){</text:p>
      <text:p text:style-name="P5"><text:s text:c="4"/>r =n % 2 ;</text:p>
      <text:p text:style-name="P5"><text:s text:c="5"/>n = n /2 ;</text:p>
      <text:p text:style-name="P5"><text:s text:c="5"/>i++;</text:p>
      <text:p text:style-name="P5"><text:s text:c="4"/>}</text:p>
      <text:p text:style-name="P5"><text:s text:c="4"/>return i;</text:p>
      <text:p text:style-name="P5">}</text:p>
      <text:p text:style-name="P1">7. Defina uma função int qDig (unsigned int n) que calcula o número de dı́gitos necessários para escrever o inteiro n em base decimal. Por exemplo, qDig (440) deve retornar 3.</text:p>
      <text:p text:style-name="P6">int qDig (int n) {</text:p>
      <text:p text:style-name="P6"><text:s text:c="4"/>int r = 0;</text:p>
      <text:p text:style-name="P6"><text:s text:c="4"/>while (n &gt; 0){</text:p>
      <text:p text:style-name="P6"><text:s text:c="4"/>n = <text:s/>n /10;</text:p>
      <text:p text:style-name="P6"><text:s text:c="4"/>r++;</text:p>
      <text:p text:style-name="P6"><text:s text:c="4"/>}</text:p>
      <text:p text:style-name="P6"><text:s text:c="4"/>return r;</text:p>
      <text:p text:style-name="P6">}</text:p>
      <text:p text:style-name="P1"><text:soft-page-break/>8. Apresente uma definição da função pré-definida em C int strlen (char str[]) que calcula o comprimento de uma string.</text:p>
      <text:p text:style-name="P6">int mystrlen(char str[]) {</text:p>
      <text:p text:style-name="P6"><text:tab/> <text:s text:c="3"/>int c =0;</text:p>
      <text:p text:style-name="P6"><text:tab/> <text:s text:c="3"/>while ( str[c] != '\0'){</text:p>
      <text:p text:style-name="P6"><text:tab/> <text:s text:c="3"/>c++;</text:p>
      <text:p text:style-name="P6"><text:tab/>}</text:p>
      <text:p text:style-name="P6"><text:tab/> <text:s text:c="3"/>return c;</text:p>
      <text:p text:style-name="P6"><text:tab/>}</text:p>
      <text:p text:style-name="P6"/>
      <text:p text:style-name="P1">9. Apresente uma definição da função pré-definida em C char *strcat (char s1[], char s2[]) que concatena a string s2 a s1 (retornando o endereço da primeira).</text:p>
      <text:p text:style-name="P6">char *strcat1 (char s1[], char s2[]){</text:p>
      <text:p text:style-name="P6">int i = 0 , j = 0;</text:p>
      <text:p text:style-name="P6"/>
      <text:p text:style-name="P6">for (i = 0; s1[i] != 0; i++);</text:p>
      <text:p text:style-name="P6">for (j = 0; s2[j] != '\0'; s1[i] = s2[j],i++, j++) {</text:p>
      <text:p text:style-name="P6">}</text:p>
      <text:p text:style-name="P6">s1[i] = '\0';</text:p>
      <text:p text:style-name="P6">return s1;</text:p>
      <text:p text:style-name="P6">}</text:p>
      <text:p text:style-name="P4"/>
      <text:p text:style-name="P1">10. Apresente uma definição da função pré-definida em C char *strcpy (char *dest, char source[]) que copia a string source para dest retornando o valor desta última.</text:p>
      <text:p text:style-name="P7">char *mystrcpy(char s1[], const char s2[]) {</text:p>
      <text:p text:style-name="P7"><text:s text:c="2"/>int i = 0;</text:p>
      <text:p text:style-name="P7"><text:s text:c="2"/>int j = 0;</text:p>
      <text:p text:style-name="P7"><text:s text:c="2"/>for(j; s2[j] != '\0'; j++);</text:p>
      <text:p text:style-name="P7"><text:s text:c="2"/>for(i , j; i&lt;j ; s1[i]=s2[i] , i++ );</text:p>
      <text:p text:style-name="P7"><text:s text:c="2"/>s1[j] = '\0';</text:p>
      <text:p text:style-name="P7"><text:s text:c="2"/>return s1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 Apresente uma definição da função pré-definida em C int strcmp (char s1[], char s2[])</text:p>
      <text:p text:style-name="P1">que compara (lexicograficamente) duas strings. O resultado deverá ser</text:p>
      <text:p text:style-name="P1">• 0 se as strings forem iguais</text:p>
      <text:p text:style-name="P1">• &lt;0 se s1 &lt; s2</text:p>
      <text:p text:style-name="P1">• &gt;0 se s1 &gt; s2</text:p>
      <text:p text:style-name="P1"/>
      <text:p text:style-name="P7">int strcmp1 (char s1[], char s2[]){</text:p>
      <text:p text:style-name="P7"><text:s text:c="2"/>int i = 0;</text:p>
      <text:p text:style-name="P7"><text:s text:c="2"/>for(i;((s1[i]==s2[i]) &amp;&amp; (s1[i] != '\0') &amp;&amp; (s2[i] != '\0' ) ); i++);</text:p>
      <text:p text:style-name="P7"><text:s text:c="2"/>return (s1[i] - s2[i]);</text:p>
      <text:p text:style-name="P7">}</text:p>
      <text:p text:style-name="P1"/>
      <text:p text:style-name="P1">12. Apresente uma definição da função pré-definida em C char *strstr (char s1[], char s2[]) que determina a posição onde a string s2 ocorre em s1. A função deverá retornar NULL caso s2 não ocorra em s1.</text:p>
      <text:p text:style-name="P7">char *strstr_1 (char s1[], char s2[]){</text:p>
      <text:p text:style-name="P7"><text:s text:c="2"/>int i = 0;</text:p>
      <text:p text:style-name="P7"><text:s text:c="2"/>char *res = NULL;</text:p>
      <text:p text:style-name="P7"><text:s text:c="2"/>int len = strlen (s2);</text:p>
      <text:p text:style-name="P7"><text:s text:c="2"/></text:p>
      <text:p text:style-name="P7"><text:s text:c="2"/>while((s1[i] != '\0') &amp;&amp; (res == NULL)){</text:p>
      <text:p text:style-name="P7"><text:s text:c="4"/>if((s1[i] == s2[0]) &amp;&amp; (strncmp (&amp;s1[i], s2, len) == 0))</text:p>
      <text:p text:style-name="P7"><text:s text:c="6"/>res = &amp;s1[i];</text:p>
      <text:p text:style-name="P7"><text:s text:c="4"/>i++;</text:p>
      <text:p text:style-name="P7"><text:s text:c="2"/>}</text:p>
      <text:p text:style-name="P7"><text:s text:c="2"/>return res;</text:p>
      <text:p text:style-name="P7">}</text:p>
      <text:p text:style-name="P1"/>
      <text:p text:style-name="P1">13. Defina uma função void strrev (char s[]) que inverte uma string.</text:p>
      <text:p text:style-name="P7">void strrev (char s[]){</text:p>
      <text:p text:style-name="P7"><text:s text:c="3"/>int l= 0, <text:s/>i = 0,v;</text:p>
      <text:p text:style-name="P7"><text:s text:c="2"/>char a;</text:p>
      <text:p text:style-name="P7"><text:s text:c="2"/>for (l; s[l] != '\0' ; l++);</text:p>
      <text:p text:style-name="P7"><text:s text:c="2"/>v= l-1;</text:p>
      <text:p text:style-name="P7"/>
      <text:p text:style-name="P7">for(i,v; i&lt;v; i++, v--){</text:p>
      <text:p text:style-name="P7"><text:s/>a= s[i];</text:p>
      <text:p text:style-name="P7">s[i] = s[v];</text:p>
      <text:p text:style-name="P7">s[v]=a;</text:p>
      <text:p text:style-name="P7"><text:s text:c="12"/>}</text:p>
      <text:p text:style-name="P7">}</text:p>
      <text:p text:style-name="P1"><text:soft-page-break/>14. Defina uma função void strnoV (char s[]) que retira todas as vogais de uma string.</text:p>
      <text:p text:style-name="P7">int vogal1 (char x){</text:p>
      <text:p text:style-name="P7"><text:s text:c="2"/>switch(x){</text:p>
      <text:p text:style-name="P7"><text:s text:c="2"/>case 'a':</text:p>
      <text:p text:style-name="P7"><text:s text:c="2"/>case 'A':</text:p>
      <text:p text:style-name="P7"><text:s text:c="2"/>case 'e':</text:p>
      <text:p text:style-name="P7"><text:s text:c="2"/>case 'E':</text:p>
      <text:p text:style-name="P7"><text:s text:c="2"/>case 'i':</text:p>
      <text:p text:style-name="P7"><text:s text:c="2"/>case 'I':</text:p>
      <text:p text:style-name="P7"><text:s text:c="2"/>case 'o':</text:p>
      <text:p text:style-name="P7"><text:s text:c="2"/>case 'O':</text:p>
      <text:p text:style-name="P7"><text:s text:c="2"/>case 'u':</text:p>
      <text:p text:style-name="P7"><text:s text:c="2"/>case 'U':</text:p>
      <text:p text:style-name="P7"><text:s text:c="4"/>return 1 ;</text:p>
      <text:p text:style-name="P7"><text:s text:c="2"/>default:</text:p>
      <text:p text:style-name="P7"><text:s text:c="4"/>return 0;</text:p>
      <text:p text:style-name="P7"><text:s text:c="2"/>}</text:p>
      <text:p text:style-name="P7">}</text:p>
      <text:p text:style-name="P7"/>
      <text:p text:style-name="P7"/>
      <text:p text:style-name="P7">void strnoV (char s[]){</text:p>
      <text:p text:style-name="P7"><text:s text:c="2"/>int j= 0, i=0;</text:p>
      <text:p text:style-name="P7"><text:s text:c="2"/>while (s[j] != '\0'){</text:p>
      <text:p text:style-name="P7"><text:s text:c="6"/>while (vogal1 (s[j]) ){</text:p>
      <text:p text:style-name="P7"><text:s text:c="6"/>j++;</text:p>
      <text:p text:style-name="P7"><text:s text:c="6"/>}</text:p>
      <text:p text:style-name="P7"><text:s text:c="4"/>s[i] = s[j];</text:p>
      <text:p text:style-name="P7"/>
      <text:p text:style-name="P7"><text:s text:c="4"/>if(s[i] != '\0'){</text:p>
      <text:p text:style-name="P7"><text:s text:c="8"/>i++;</text:p>
      <text:p text:style-name="P7"><text:s text:c="8"/>j++;</text:p>
      <text:p text:style-name="P7"><text:s text:c="4"/>}</text:p>
      <text:p text:style-name="P7"><text:s text:c="2"/>}</text:p>
      <text:p text:style-name="P7"><text:s/>s[i] = '\0'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. Defina uma função void truncW (char t[], int n) que dado um texto t com várias palavras (as palavras estão separadas em t por um ou mais espaços) e um inteiro n, trunca todas as palavras de forma a terem no máximo n caracteres. Por exemplo, se a string txt contiver "liberdade, igualdade e fraternidade", a invocação de truncW (txt, 4) deve fazer com que passe a estar lá armazenada a string "libe igua e frat".</text:p>
      <text:p text:style-name="P8">void truncw (char t[], int n)</text:p>
      <text:p text:style-name="P8">{</text:p>
      <text:p text:style-name="P8"><text:tab/>int i, j = 0, x;</text:p>
      <text:p text:style-name="P8"><text:tab/>for(i = 0; t[i] != '\0'; i++, j++)</text:p>
      <text:p text:style-name="P8"><text:s text:c="4"/>{</text:p>
      <text:p text:style-name="P8"><text:s text:c="6"/>for(x = n;(x &gt; 0) &amp;&amp; (t[i] != ' ') &amp;&amp; (t[i] != '\0'); x--, i++, j++)</text:p>
      <text:p text:style-name="P8"><text:s text:c="8"/>t[j] = t[i];</text:p>
      <text:p text:style-name="P8"><text:s text:c="6"/>while((t[i] != '\0') &amp;&amp; (t[i] != ' '))</text:p>
      <text:p text:style-name="P8"><text:s text:c="8"/>i++;</text:p>
      <text:p text:style-name="P8"><text:s text:c="6"/>t[j] = t[i];</text:p>
      <text:p text:style-name="P8"><text:s text:c="4"/>}</text:p>
      <text:p text:style-name="P8"><text:tab/>t[j] = '\0';</text:p>
      <text:p text:style-name="P8">}</text:p>
      <text:p text:style-name="P1"/>
      <text:p text:style-name="P1">16. Defina uma função char charMaisfreq (char s[]) que determina qual o caracter mais frequente numa string. A função deverá retornar 0 no caso de s ser a string vazia.</text:p>
      <text:p text:style-name="P8">char charMaisfreq (char s[]){</text:p>
      <text:p text:style-name="P8"><text:s text:c="2"/>int i;</text:p>
      <text:p text:style-name="P8"><text:s text:c="2"/>int aux[256] = {0};</text:p>
      <text:p text:style-name="P8"><text:s text:c="2"/>char res = 0;</text:p>
      <text:p text:style-name="P8"><text:s text:c="2"/></text:p>
      <text:p text:style-name="P8"><text:s text:c="2"/>for(i = 0; s[i] != '\0'; i++)</text:p>
      <text:p text:style-name="P8"><text:s text:c="4"/>aux[(int) s[i]] += 1;</text:p>
      <text:p text:style-name="P8"/>
      <text:p text:style-name="P8"><text:s text:c="2"/>for(i = 0; i &lt; 256; i++)</text:p>
      <text:p text:style-name="P8"><text:s text:c="4"/>if(aux[i] &gt; aux[(int) res])</text:p>
      <text:p text:style-name="P8"><text:s text:c="6"/>res = i;</text:p>
      <text:p text:style-name="P8"><text:s text:c="2"/></text:p>
      <text:p text:style-name="P8"><text:s text:c="2"/>return res;</text:p>
      <text:p text:style-name="P8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7. Defina uma função int iguaisConsecutivos (char s[]) que, dada uma string s calcula o comprimento da maior sub-string com caracteres iguais. Por exemplo, iguaisConsecutivos ("aabcccaac") deve dar como resultado 3, correspondendo à repetição "ccc".</text:p>
      <text:p text:style-name="P8">int iguaisConsecutivos (char s[]) {</text:p>
      <text:p text:style-name="P8"><text:s text:c="2"/>int <text:s/>y=0, z, a=0, x=0 ;</text:p>
      <text:p text:style-name="P8"><text:s text:c="2"/>for(y=0; s[y] != '\0'; y++){</text:p>
      <text:p text:style-name="P8"><text:s text:c="4"/>for (z=0 , x=y <text:s/>; s[x] == s[y];x++, z++);</text:p>
      <text:p text:style-name="P8"><text:s text:c="4"/>if (a&lt; (z) ){</text:p>
      <text:p text:style-name="P8"><text:s text:c="6"/>a = (z) ;</text:p>
      <text:p text:style-name="P8"><text:s text:c="4"/>}</text:p>
      <text:p text:style-name="P8"><text:s text:c="2"/>}</text:p>
      <text:p text:style-name="P8"><text:s text:c="2"/>return a;</text:p>
      <text:p text:style-name="P8">}</text:p>
      <text:p text:style-name="P1">18. Defina uma função int difConsecutivos (char s[]) que, dada uma string s calcula o comprimento da maior sub-string com caracteres diferentes. Por exemplo, difConsecutivos ("aabcccaac") deve dar como resultado 3, correspondendo à string "abc".</text:p>
      <text:p text:style-name="P8">difConsecutivos (char s[]) {</text:p>
      <text:p text:style-name="P8">int i=0,m=0,j=0,w=0,g=0;</text:p>
      <text:p text:style-name="P8">for (i=0; s[i];++i) {</text:p>
      <text:p text:style-name="P8">w=1;</text:p>
      <text:p text:style-name="P8">for (j=i-1;j&gt;g &amp;&amp; s[j]!=s[i] ;--j,++w);</text:p>
      <text:p text:style-name="P8">if (w&gt;m) m=w;</text:p>
      <text:p text:style-name="P8">g=j;</text:p>
      <text:p text:style-name="P8">}</text:p>
      <text:p text:style-name="P8">return m;</text:p>
      <text:p text:style-name="P8">}</text:p>
      <text:p text:style-name="P8"/>
      <text:p text:style-name="P1">19. Defina uma função int maiorPrefixo (char s1 [], char s2 []) que calcula o comprimento do maior prefixo comum entre as duas strings.</text:p>
      <text:p text:style-name="P8">int maiorPrefixo (char s1 [], char s2 []) {</text:p>
      <text:p text:style-name="P8"><text:s text:c="2"/>int a = 0;</text:p>
      <text:p text:style-name="P8"><text:s text:c="2"/>int b = 0;</text:p>
      <text:p text:style-name="P8"><text:s text:c="2"/>int c = 0;</text:p>
      <text:p text:style-name="P8"><text:s text:c="2"/>while (s1[b] == s2[c]){</text:p>
      <text:p text:style-name="P8"><text:s text:c="4"/>a++;</text:p>
      <text:p text:style-name="P8"><text:s text:c="4"/>b++;</text:p>
      <text:p text:style-name="P8"><text:s text:c="4"/>c++;</text:p>
      <text:p text:style-name="P8"><text:s text:c="2"/>}</text:p>
      <text:p text:style-name="P8"><text:s text:c="2"/>return a;</text:p>
      <text:p text:style-name="P8">}</text:p>
      <text:p text:style-name="P1"><text:soft-page-break/>20. Defina uma função int maiorSufixo (char s1 [], char s2 []) que calcula o comprimento do maior sufixo comum entre as duas strings.</text:p>
      <text:p text:style-name="P8">int maiorSufixo (char s1[], char s2[]){</text:p>
      <text:p text:style-name="P8"><text:s text:c="2"/>int i= 0;</text:p>
      <text:p text:style-name="P8"><text:s text:c="2"/>int o = 0;</text:p>
      <text:p text:style-name="P8"><text:s text:c="2"/>int a = 0;</text:p>
      <text:p text:style-name="P8"><text:s text:c="2"/>for(i=0; s1[i] != '\0'; i++);</text:p>
      <text:p text:style-name="P8"><text:s text:c="2"/>for(o=0; s2[o] != '\0'; o++);</text:p>
      <text:p text:style-name="P8"><text:s text:c="2"/>i--;</text:p>
      <text:p text:style-name="P8"><text:s text:c="2"/>o--;</text:p>
      <text:p text:style-name="P8"><text:s text:c="2"/>while (s1[i] == s2[o]){</text:p>
      <text:p text:style-name="P8"><text:s text:c="4"/>a++;</text:p>
      <text:p text:style-name="P8"><text:s text:c="4"/>i--;</text:p>
      <text:p text:style-name="P8"><text:s text:c="4"/>o--;</text:p>
      <text:p text:style-name="P8"><text:s text:c="2"/>}</text:p>
      <text:p text:style-name="P8"><text:s text:c="2"/>return a; </text:p>
      <text:p text:style-name="P8">}</text:p>
      <text:p text:style-name="P3">21. Defina a função int sufPref (char s1[], char s2[]) que calcula o tamanho do maior sufixo de s1 que é um prefixo de s2. Por exemplo sufPref("batota","totalidade") devedar como resultado 4, uma vez que a string "tota" é um sufixo de "batota" e um prefixo de"totalidade".</text:p>
      <text:p text:style-name="P9">int sufPref (char s1[], char s2[]){</text:p>
      <text:p text:style-name="P9"><text:s text:c="2"/>int size = strlen(s1);</text:p>
      <text:p text:style-name="P9"><text:s text:c="2"/>int i = 0, j, aux1, res = 0, flag = 0;</text:p>
      <text:p text:style-name="P9"><text:s text:c="2"/>while((s1[i] != '\0') &amp;&amp; (!flag)){</text:p>
      <text:p text:style-name="P9"><text:s text:c="4"/>res = 0;</text:p>
      <text:p text:style-name="P9"><text:s text:c="4"/>if(s1[i] == s2[0]){</text:p>
      <text:p text:style-name="P9"><text:s text:c="6"/>aux1 = i;</text:p>
      <text:p text:style-name="P9"><text:s text:c="6"/>j = 0;</text:p>
      <text:p text:style-name="P9"><text:s text:c="6"/>while((s1[aux1] != '\0') &amp;&amp; (s2[j] != '\0') &amp;&amp; (s1[aux1] == s2[j]))</text:p>
      <text:p text:style-name="P9"><text:s text:c="6"/>{</text:p>
      <text:p text:style-name="P9"><text:s text:c="8"/>aux1++;</text:p>
      <text:p text:style-name="P9"><text:s text:c="8"/>j++;</text:p>
      <text:p text:style-name="P9"><text:s text:c="8"/>res++;</text:p>
      <text:p text:style-name="P9"><text:s text:c="6"/>}</text:p>
      <text:p text:style-name="P9"><text:s text:c="6"/>if(res == (size - i))</text:p>
      <text:p text:style-name="P9"><text:s text:c="8"/>flag = 1;</text:p>
      <text:p text:style-name="P9"><text:s text:c="4"/>}</text:p>
      <text:p text:style-name="P9"><text:s text:c="4"/>i++;</text:p>
      <text:p text:style-name="P9"><text:s text:c="2"/>}</text:p>
      <text:p text:style-name="P9"><text:s text:c="2"/>return res;</text:p>
      <text:p text:style-name="P9">}</text:p>
      <text:p text:style-name="P1"><text:soft-page-break/>22. Defina uma função int contaPal (char s[]) que conta as palavras de uma string. Uma palavra é uma sequência de caracteres (diferentes de espaço) terminada por um ou mais espaços. Assim se a string p tiver o valor "a a bb a", o resultado de contaPal (p) deve ser 4.</text:p>
      <text:p text:style-name="P1"/>
      <text:p text:style-name="P9">int contaPal (char s[]){</text:p>
      <text:p text:style-name="P9"><text:s text:c="2"/>int res = 0, i = 0, flag;</text:p>
      <text:p text:style-name="P9"><text:s text:c="2"/></text:p>
      <text:p text:style-name="P9"><text:s text:c="2"/>while(s[i] != '\0'){</text:p>
      <text:p text:style-name="P9"><text:s text:c="4"/>flag = 0;</text:p>
      <text:p text:style-name="P9"><text:s text:c="4"/>while((s[i] != '\0') &amp;&amp; (s[i] == ' '))</text:p>
      <text:p text:style-name="P9"><text:s text:c="6"/>i++;</text:p>
      <text:p text:style-name="P9"><text:s text:c="4"/>while((s[i] != '\0') &amp;&amp; (s[i] != ' ')){</text:p>
      <text:p text:style-name="P9"><text:s text:c="6"/>i++;</text:p>
      <text:p text:style-name="P9"><text:s text:c="6"/>flag = 1;</text:p>
      <text:p text:style-name="P9"><text:s text:c="4"/>}</text:p>
      <text:p text:style-name="P9"><text:s text:c="4"/>if(flag == 1)</text:p>
      <text:p text:style-name="P9"><text:s text:c="6"/>res++;</text:p>
      <text:p text:style-name="P9"><text:s text:c="2"/>}</text:p>
      <text:p text:style-name="P9"><text:s text:c="2"/>return res;</text:p>
      <text:p text:style-name="P9">}</text:p>
      <text:p text:style-name="P1">23. Defina uma função int contaVogais (char s[]) que retorna o número de vogais da strings. Não se esqueça de considerar tanto maiúsculas como minúsculas.</text:p>
      <text:p text:style-name="P9">int contaVogais (char s[]){</text:p>
      <text:p text:style-name="P9"><text:s text:c="2"/>int i, res = 0;</text:p>
      <text:p text:style-name="P9"><text:s text:c="2"/>for(i = 0; s[i] != '\0'; i++){</text:p>
      <text:p text:style-name="P9"><text:s text:c="4"/>switch (s[i]){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 res++;</text:p>
      <text:p text:style-name="P9"><text:s text:c="4"/>}</text:p>
      <text:p text:style-name="P9"><text:s text:c="2"/>}</text:p>
      <text:p text:style-name="P9"><text:s text:c="2"/>return res;</text:p>
      <text:p text:style-name="P9">}</text:p>
      <text:p text:style-name="P1"/>
      <text:p text:style-name="P1"><text:soft-page-break/>24. Defina uma função int contida (char a[], char b[]) que testa se todos os caracteres da primeira string também aparecem na segunda. Por exemplo, contida "braga" "bracara augusta" deve retornar verdadeiro enquanto que contida "braga" "bracarense" deve retornar falso.</text:p>
      <text:p text:style-name="P1"/>
      <text:p text:style-name="P10">int contida (char a[], char b[]){</text:p>
      <text:p text:style-name="P10"><text:s text:c="2"/>int flag = 1, i = 0, j;</text:p>
      <text:p text:style-name="P10"><text:s text:c="2"/>while((a[i] != '\0') &amp;&amp; (flag == 1)){</text:p>
      <text:p text:style-name="P10"><text:s text:c="4"/>j = 0;</text:p>
      <text:p text:style-name="P10"><text:s text:c="4"/>flag = 0;</text:p>
      <text:p text:style-name="P10"><text:s text:c="4"/>while((!flag) &amp;&amp; (b[j] != '\0')){</text:p>
      <text:p text:style-name="P10"><text:s text:c="6"/>if(b[j] == a[i])</text:p>
      <text:p text:style-name="P10"><text:s text:c="8"/>flag = 1;</text:p>
      <text:p text:style-name="P10"><text:s text:c="6"/>j++;</text:p>
      <text:p text:style-name="P10"><text:s text:c="4"/>}</text:p>
      <text:p text:style-name="P10"><text:s text:c="4"/>i++;</text:p>
      <text:p text:style-name="P10"><text:s text:c="2"/>}</text:p>
      <text:p text:style-name="P10"><text:s text:c="2"/>return flag; </text:p>
      <text:p text:style-name="P10">}</text:p>
      <text:p text:style-name="P1">25. Defina uma função int palindorome (char s[]) que testa se uma palavra é palı́ndrome, i.e., lê-se de igual forma nos dois sentidos.</text:p>
      <text:p text:style-name="P10"/>
      <text:p text:style-name="P10">int palindroma (char s[]){</text:p>
      <text:p text:style-name="P10"><text:s text:c="2"/>int t, l, i = 0,v;</text:p>
      <text:p text:style-name="P10"><text:s text:c="2"/></text:p>
      <text:p text:style-name="P10"><text:s text:c="2"/>for (l=0; s[l] != '\0' ; l++);</text:p>
      <text:p text:style-name="P10"><text:s text:c="2"/>v = l/2;</text:p>
      <text:p text:style-name="P10"><text:s text:c="2"/>t= l -1 ;</text:p>
      <text:p text:style-name="P10"><text:s text:c="2"/></text:p>
      <text:p text:style-name="P10"><text:s text:c="2"/>while(i&lt;t &amp;&amp; s[i] == s[t]){</text:p>
      <text:p text:style-name="P10"><text:s text:c="4"/>i++;</text:p>
      <text:p text:style-name="P10"><text:s text:c="4"/>t--;</text:p>
      <text:p text:style-name="P10"><text:s text:c="2"/>}</text:p>
      <text:p text:style-name="P10"><text:s/>if (v == i ) return 1;</text:p>
      <text:p text:style-name="P10"><text:s/>else return 0;</text:p>
      <text:p text:style-name="P10">}</text:p>
      <text:p text:style-name="P4"/>
      <text:p text:style-name="P1"/>
      <text:p text:style-name="P13">26. Defina uma função int remRep (char x[]) que elimina de uma string todos os caracteres que se repetem sucessivamente deixando lá apenas uma cópia. A função deverá retornar o <text:span text:style-name="T2">c</text:span>omprimento da string resultante. Assim, por exemplo, ao invocarmos a função com uma vector contendo "aaabaaabbbaaa", o vector deve passar a conter a string "ababa" e a função deverá retornar o valor 5.</text:p>
      <text:p text:style-name="P1"/>
      <text:p text:style-name="P10">int remRep (char texto []) {</text:p>
      <text:p text:style-name="P10">int i,j=0,r=0;</text:p>
      <text:p text:style-name="P10">for(i=0; texto[i] != '\0'; i++)</text:p>
      <text:p text:style-name="P10"><text:s/>if(texto[i] != texto [i+1]{</text:p>
      <text:p text:style-name="P10"><text:s text:c="2"/>r++; </text:p>
      <text:p text:style-name="P10"><text:s text:c="2"/>texto[j] = texto[i]; j++;</text:p>
      <text:p text:style-name="P10">}</text:p>
      <text:p text:style-name="P10">texto[j] ='\0';</text:p>
      <text:p text:style-name="P10"><text:s/>return r;</text:p>
      <text:p text:style-name="P10">}</text:p>
      <text:p text:style-name="P10"/>
      <text:p text:style-name="P1">27. Defina uma função int limpaEspacos (char t[]) que elimina repetições sucessivas de espaços por um único espaço. A função deve retornar o comprimento da string resultante.</text:p>
      <text:p text:style-name="P10">int limpaEspacos (char s []) {</text:p>
      <text:p text:style-name="P10">int i=0, j=0;</text:p>
      <text:p text:style-name="P10">while (s[i]!='\0') {</text:p>
      <text:p text:style-name="P10">if (s[i]!=' ' || s[i+1]!=' ') s[j++]=s[i];</text:p>
      <text:p text:style-name="P10">++i;</text:p>
      <text:p text:style-name="P10">}</text:p>
      <text:p text:style-name="P10">s[j]='\0';</text:p>
      <text:p text:style-name="P10">return j;</text:p>
      <text:p text:style-name="P10">}</text:p>
      <text:p text:style-name="P1">28. Defina uma função void insere (int v[], int N, int x) que insere um elemento (x) num vector ordenado. Assuma que as N primeiras posições do vector estão ordenadas e que por isso, após a inserção o vector terá as primeiras N+1 posições ordenadas.</text:p>
      <text:p text:style-name="P10">void insere (int v[], int N, int x){</text:p>
      <text:p text:style-name="P10">int i;</text:p>
      <text:p text:style-name="P10">for (i=N; (i&gt;0) &amp;&amp; (v[i-1] &gt; x); i--)</text:p>
      <text:p text:style-name="P10">v[i] = v[i-1];</text:p>
      <text:p text:style-name="P10">v[i] = x;</text:p>
      <text:p text:style-name="P10">}</text:p>
      <text:p text:style-name="P1"/>
      <text:p text:style-name="P1"/>
      <text:p text:style-name="P1"/>
      <text:p text:style-name="P1"><text:soft-page-break/>29. Defina uma função void merge (int r [], int a[], int b[], int na, int nb) que, dados vectores ordenados a (com na elementos) e b (com nb elementos), preenche o vector r (com na+nb elementos) com os elementos de a e b ordenados.</text:p>
      <text:p text:style-name="P10">void merge (int r [], int a[], int b[], int na, int nb){</text:p>
      <text:p text:style-name="P10"><text:s text:c="2"/>int i, j, k;</text:p>
      <text:p text:style-name="P10"><text:s text:c="2"/>i = 0; j = 0; k = 0;</text:p>
      <text:p text:style-name="P10"><text:s/></text:p>
      <text:p text:style-name="P10"><text:s text:c="2"/>while (i&lt;na &amp;&amp; j&lt;nb ){</text:p>
      <text:p text:style-name="P10"><text:s text:c="4"/>if (a [i] &lt; b [j]){</text:p>
      <text:p text:style-name="P10"><text:s text:c="6"/>r [k] = a [i];</text:p>
      <text:p text:style-name="P10"><text:s text:c="6"/>i++; <text:s text:c="5"/></text:p>
      <text:p text:style-name="P10"><text:s text:c="4"/>}</text:p>
      <text:p text:style-name="P10"><text:s text:c="4"/>else {</text:p>
      <text:p text:style-name="P10"><text:s text:c="6"/>r [ k ] = b [ j ];</text:p>
      <text:p text:style-name="P10"><text:s text:c="6"/>j++;</text:p>
      <text:p text:style-name="P10"><text:s text:c="4"/>}</text:p>
      <text:p text:style-name="P10"><text:s text:c="4"/>k++;</text:p>
      <text:p text:style-name="P10"><text:s text:c="2"/>}</text:p>
      <text:p text:style-name="P10"><text:s text:c="4"/></text:p>
      <text:p text:style-name="P10"><text:s text:c="2"/>if (j&gt;= nb){</text:p>
      <text:p text:style-name="P10"><text:s text:c="4"/>while (i&lt;(na)){</text:p>
      <text:p text:style-name="P10"><text:s text:c="6"/>r[k] = a[i];</text:p>
      <text:p text:style-name="P10"><text:s text:c="6"/>i++;</text:p>
      <text:p text:style-name="P10"><text:s text:c="6"/>k++;</text:p>
      <text:p text:style-name="P10"><text:s text:c="4"/>}</text:p>
      <text:p text:style-name="P10"><text:s text:c="2"/>}</text:p>
      <text:p text:style-name="P10"><text:s text:c="2"/>if (i&gt;=na){</text:p>
      <text:p text:style-name="P10"><text:s text:c="4"/>while (j&lt;(nb)){</text:p>
      <text:p text:style-name="P10"><text:s text:c="6"/>r[k] = b[j];</text:p>
      <text:p text:style-name="P10"><text:s text:c="6"/>j++;</text:p>
      <text:p text:style-name="P10"><text:s text:c="6"/>k++;</text:p>
      <text:p text:style-name="P10"><text:s text:c="4"/>}</text:p>
      <text:p text:style-name="P10"><text:s text:c="2"/>}</text:p>
      <text:p text:style-name="P10">}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0. Defina uma função int crescente (int a[], int i, int j) que testa se os elementos do</text:p>
      <text:p text:style-name="P1">vector a, entre as posições i e j (inclusivé) estão ordenados por ordem crescente. A função deve retornar 1 ou 0 consoante o vector esteja ou não ordenado.</text:p>
      <text:p text:style-name="P1"/>
      <text:p text:style-name="P10">int crescente (int a[], int i, int j) {</text:p>
      <text:p text:style-name="P10"><text:s text:c="2"/>int m;</text:p>
      <text:p text:style-name="P10"><text:s text:c="2"/>m = i;</text:p>
      <text:p text:style-name="P10"><text:s text:c="2"/>while (m &lt; j) {</text:p>
      <text:p text:style-name="P10"><text:s text:c="4"/>if (a[m] &lt;= a[m + 1]) {</text:p>
      <text:p text:style-name="P10"><text:s text:c="6"/>m++;</text:p>
      <text:p text:style-name="P10"><text:s text:c="4"/>} </text:p>
      <text:p text:style-name="P10"/>
      <text:p text:style-name="P10"><text:s text:c="4"/>else {</text:p>
      <text:p text:style-name="P10"><text:s text:c="6"/>return 0;</text:p>
      <text:p text:style-name="P10"><text:s text:c="4"/>}</text:p>
      <text:p text:style-name="P10"><text:s text:c="2"/>}</text:p>
      <text:p text:style-name="P10"/>
      <text:p text:style-name="P10"><text:s text:c="2"/>return 1;</text:p>
      <text:p text:style-name="P10">}</text:p>
      <text:p text:style-name="P1"/>
      <text:p text:style-name="P1">31. Defina uma função int retiraNeg (int v[], int N) que retira os números negativos de um vector com N inteiros. A função deve retornar o número de elementos que não foram retirados.</text:p>
      <text:p text:style-name="P10">int retiraNeg (int v[], int N) { </text:p>
      <text:p text:style-name="P10"><text:s text:c="2"/>int i, e=0;</text:p>
      <text:p text:style-name="P10"><text:s text:c="2"/>for(i=0;i&lt;N;i++)</text:p>
      <text:p text:style-name="P10"><text:s text:c="4"/>if (v[i]&gt;=0) {</text:p>
      <text:p text:style-name="P10"><text:s text:c="6"/>v[e]=v[i];</text:p>
      <text:p text:style-name="P10"><text:s text:c="6"/>e++;</text:p>
      <text:p text:style-name="P10">}</text:p>
      <text:p text:style-name="P10">return e;</text:p>
      <text:p text:style-name="P10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2. Defina uma função int menosFreq (int v[], int N) que recebe um vector v com N elementos ordenado por ordem crescente e retorna o menos frequente dos elementos do vector. Se houver mais do que um elemento nessas condições deve retornar o que começa por aparecer no ı́ndice mais baixo.</text:p>
      <text:p text:style-name="P16">int menosFreq (int v[],int N) {</text:p>
      <text:p text:style-name="P16"><text:s text:c="4"/>int a = N ; </text:p>
      <text:p text:style-name="P16"><text:tab/>int i = 0 ;</text:p>
      <text:p text:style-name="P16"><text:tab/>int s = 1;</text:p>
      <text:p text:style-name="P16"><text:tab/>int ret = v[0];</text:p>
      <text:p text:style-name="P16"><text:tab/>while (i&lt;a){</text:p>
      <text:p text:style-name="P16"><text:tab/><text:tab/>while (v[i] == v[i+1]) {</text:p>
      <text:p text:style-name="P16"><text:tab/><text:tab/><text:tab/>s++;</text:p>
      <text:p text:style-name="P16"><text:tab/><text:tab/><text:tab/>i++;</text:p>
      <text:p text:style-name="P16"><text:tab/><text:tab/>} if (s&lt;N) {</text:p>
      <text:p text:style-name="P16"><text:tab/><text:tab/><text:tab/>N=s;</text:p>
      <text:p text:style-name="P16"><text:tab/><text:tab/><text:tab/>s=1;</text:p>
      <text:p text:style-name="P16"><text:tab/><text:tab/><text:tab/>ret = v[i];</text:p>
      <text:p text:style-name="P16"><text:tab/><text:tab/><text:tab/>i++;</text:p>
      <text:p text:style-name="P16"><text:tab/><text:tab/>} else {</text:p>
      <text:p text:style-name="P16"><text:tab/><text:tab/><text:tab/>i++;</text:p>
      <text:p text:style-name="P16"><text:tab/><text:tab/><text:tab/>s=1;</text:p>
      <text:p text:style-name="P16"><text:tab/><text:tab/></text:p>
      <text:p text:style-name="P16"><text:tab/><text:tab/>} </text:p>
      <text:p text:style-name="P16"><text:tab/>}</text:p>
      <text:p text:style-name="P16"><text:tab/>return ret ;</text:p>
      <text:p text:style-name="P16">}</text:p>
      <text:p text:style-name="P10"/>
      <text:p text:style-name="P1">33. Defina uma função int maisFreq (int v[], int N) que recebe um vector v com N elementos ordenado por ordem crescente e retorna o mais frequente dos elementos do vector. Se houver mais do que um elemento nessas condições deve retornar o que começa por aparecer no ı́ndice mais baixo.</text:p>
      <text:p text:style-name="P10">int maisFreq (int v[], int N) { //10 em 10</text:p>
      <text:p text:style-name="P10"><text:tab/>int i, c=1, m=1; int f=v[0];</text:p>
      <text:p text:style-name="P10"><text:tab/>for(i=0; (i-1)&lt;N;i++) {</text:p>
      <text:p text:style-name="P10"><text:tab/><text:tab/>if (v[i]!=v[i+1]) { if (c&gt;m) { m=c; f=v[i]; c=1; } }</text:p>
      <text:p text:style-name="P10"><text:tab/><text:tab/>if (v[i]==v[i+1]) c++;</text:p>
      <text:p text:style-name="P10"><text:tab/>}</text:p>
      <text:p text:style-name="P10"><text:tab/>return f;</text:p>
      <text:p text:style-name="P10">}</text:p>
      <text:p text:style-name="P1"/>
      <text:p text:style-name="P1">34. Defina uma função int maxCresc (int v[], int N) que calcula o comprimento da maior sequência crescente de elementos consecutivos num vector v com N <text:soft-page-break/>elementos. Por exemplo, se o vector contiver 10 elementos pela seguinte ordem: 1, 2, 3, 2, 1, 4, 10, 12, 5, 4, a função deverá retornar 4, correspondendo ao tamanho da sequência 1, 4, 10, 1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5. Defina uma função int elimRep (int v[], int n) que recebe um vector v com n inteiros e elimina as repetições. A função deverá retornar o número de elementos do vector resultante.Por exemplo, se o vector v contiver nas suas primeiras 10 posições os números {1, 2, 3, 2, 1, 4, 2, 4, 5, 4} a invocação elimRep (v,10) deverá retornar 5 e colocar nas primeiras 5 posições do vector os elementos {1,2,3,4,5}.</text:p>
      <text:p text:style-name="P11"/>
      <text:p text:style-name="P13">36. Defina uma função int elimRepOrd (int v[], int n) que recebe um vector v com n inteiros ordenado por ordem crescente e elimina as repetições. A função deverá retornar o número de elementos do vector resultante.</text:p>
      <text:p text:style-name="P11">int elimRepOrd (int v[], int n) {</text:p>
      <text:p text:style-name="P11"><text:tab/>int i, e=0;</text:p>
      <text:p text:style-name="P11"><text:tab/>for(i=0;i&lt;n;i++){</text:p>
      <text:p text:style-name="P11"><text:tab/><text:tab/>if(v[i]!=v[i+1]) {v[e]=v[i]; e++;}</text:p>
      <text:p text:style-name="P11"><text:tab/>}</text:p>
      <text:p text:style-name="P11"><text:s text:c="2"/>if (n&gt;0 &amp;&amp; e== 0) return 1;</text:p>
      <text:p text:style-name="P11"><text:s text:c="2"/>else return e;</text:p>
      <text:p text:style-name="P11">}</text:p>
      <text:p text:style-name="P1"/>
      <text:p text:style-name="P1">37. Defina uma função int comunsOrd (int a[], int na, int b[], int nb) que calcula quantos elementos os vectores a (com na elementos) e b (com nb elementos) têm em comum.Assuma que os vectores a e b estão ordenados por ordem crescente.</text:p>
      <text:p text:style-name="P11">int comunsOrd (int a[], int na, int b[], int nb){</text:p>
      <text:p text:style-name="P11">int i=0,j=0,w=0;</text:p>
      <text:p text:style-name="P11">while (i&lt;na &amp;&amp; j&lt;nb){</text:p>
      <text:p text:style-name="P11">if (a[i]==b[j]) {</text:p>
      <text:p text:style-name="P11"><text:s text:c="2"/>++w;</text:p>
      <text:p text:style-name="P11"><text:s text:c="2"/>++j;</text:p>
      <text:p text:style-name="P11"><text:s text:c="2"/>++i;</text:p>
      <text:p text:style-name="P11">}</text:p>
      <text:p text:style-name="P11">else if (a[i]&gt;b[j]) ++j;</text:p>
      <text:p text:style-name="P11">else ++i;</text:p>
      <text:p text:style-name="P11">}</text:p>
      <text:p text:style-name="P11">return w;</text:p>
      <text:p text:style-name="P11">}</text:p>
      <text:p text:style-name="P1"/>
      <text:p text:style-name="P1"/>
      <text:p text:style-name="P1">38. Defina uma função int comuns (int a[], int na, int b[], int nb) que calcula quantoselementos os vectores a (com na elementos) e b (com nb elementos) têm em comum. Assuma que os vectores a e b não estão ordenados e defina a função sem alterar os vectores.</text:p>
      <text:p text:style-name="P11">int comuns (int a[], int na, int b[], int nb){</text:p>
      <text:p text:style-name="P11">int i=0,w=0,j;</text:p>
      <text:p text:style-name="P11">for (i=0;i&lt;na;++i) {</text:p>
      <text:p text:style-name="P11">for (j=0;j&lt;nb &amp;&amp; b[j]!=a[i];++j);</text:p>
      <text:p text:style-name="P11">if (j&lt;nb) ++w;</text:p>
      <text:p text:style-name="P11">}</text:p>
      <text:p text:style-name="P11">return w;</text:p>
      <text:p text:style-name="P11">}</text:p>
      <text:p text:style-name="P1"><text:soft-page-break/>39. Defina uma função int minInd (int v[], int n) que, dado um vector v com n inteiros, retorna o ı́ndice do menor elemento do vector.</text:p>
      <text:p text:style-name="P12">int minInd (int v[], int n) { //10 em 10</text:p>
      <text:p text:style-name="P12"><text:tab/>int i, min=v[0], imin=0;</text:p>
      <text:p text:style-name="P12"><text:tab/>for(i=1;i&lt;n;i++) {</text:p>
      <text:p text:style-name="P12"><text:tab/><text:tab/>if(v[i]&lt;min) { min = v[i]; imin =i;}</text:p>
      <text:p text:style-name="P12"><text:tab/>}</text:p>
      <text:p text:style-name="P12"><text:tab/>return imin;</text:p>
      <text:p text:style-name="P12">}</text:p>
      <text:p text:style-name="P1"/>
      <text:p text:style-name="P1">40. Defina uma função void somasAc (int v[], int Ac [], int N) que preenche o vector</text:p>
      <text:p text:style-name="P1">Ac com as somas acumuladas do vector v. Por exemplo, na posição Ac[3] deve ser calculado como v[0]+v[1]+v[2]+v[3].</text:p>
      <text:p text:style-name="P12">void somasAc (int v[], int Ac [], int N) { //10 em 10</text:p>
      <text:p text:style-name="P12"><text:tab/>int i, soma=0;</text:p>
      <text:p text:style-name="P12"><text:tab/>for(i=0;i&lt;N;i++) {</text:p>
      <text:p text:style-name="P12"><text:tab/><text:tab/>soma+=v[i];</text:p>
      <text:p text:style-name="P12"><text:tab/><text:tab/>Ac[i]=soma;</text:p>
      <text:p text:style-name="P12"><text:tab/>}</text:p>
      <text:p text:style-name="P12">}</text:p>
      <text:p text:style-name="P1"/>
      <text:p text:style-name="P1">41. Defina uma função int triSup (int N, float m [N][N]) que testa se uma matriz quadrada é triangular superior, i.e., que todos os elementos abaixo da diagonal são zeros.</text:p>
      <text:p text:style-name="P12">int triSup (int N, int m[N][N]) { //10 em 10</text:p>
      <text:p text:style-name="P12"><text:tab/>int i, j;</text:p>
      <text:p text:style-name="P12"><text:tab/>for(i=0;i&lt;N;i++) {</text:p>
      <text:p text:style-name="P12"><text:tab/><text:tab/>for(j=0;j&lt;N;j++) {</text:p>
      <text:p text:style-name="P12"><text:s text:c="6"/>printf("%d ", m[i][j]);</text:p>
      <text:p text:style-name="P12"><text:tab/><text:tab/>}</text:p>
      <text:p text:style-name="P12"><text:tab/><text:tab/>printf("\n");</text:p>
      <text:p text:style-name="P12"><text:tab/>}</text:p>
      <text:p text:style-name="P12"><text:tab/>for(i=0;i&lt;N;i++) {</text:p>
      <text:p text:style-name="P12"><text:tab/><text:tab/>for(j=0;j&lt;i;j++) {</text:p>
      <text:p text:style-name="P12"><text:tab/><text:tab/><text:tab/>if((m[i][j])!=0) {return 0; break;}</text:p>
      <text:p text:style-name="P12"><text:tab/><text:tab/>}</text:p>
      <text:p text:style-name="P12"><text:tab/>}</text:p>
      <text:p text:style-name="P12"><text:tab/>return 1;</text:p>
      <text:p text:style-name="P12">}</text:p>
      <text:p text:style-name="P4"/>
      <text:p text:style-name="P1"/>
      <text:p text:style-name="P1"/>
      <text:p text:style-name="P1"><text:soft-page-break/>42. Defina uma função void transposta (int N, float m [N][N]) que transforma uma matriz na sua transposta.</text:p>
      <text:p text:style-name="P12">void transposta (int N, float m[N][N]) { //10 em 10</text:p>
      <text:p text:style-name="P12"><text:tab/>int i, j; float aux[N][N];</text:p>
      <text:p text:style-name="P12"><text:tab/>for(i=0;i&lt;N;i++) {</text:p>
      <text:p text:style-name="P12"><text:tab/><text:tab/>for(j=0;j&lt;N;j++) {</text:p>
      <text:p text:style-name="P12"><text:tab/><text:tab/><text:tab/>aux[i][j]=m[i][j];</text:p>
      <text:p text:style-name="P12"><text:tab/><text:tab/>}</text:p>
      <text:p text:style-name="P12"><text:tab/>}</text:p>
      <text:p text:style-name="P12"><text:tab/>for(i=0;i&lt;N;i++) {</text:p>
      <text:p text:style-name="P12"><text:tab/><text:tab/>for(j=0;j&lt;N;j++) {</text:p>
      <text:p text:style-name="P12"><text:tab/><text:tab/><text:tab/>m[j][i]=aux[i][j];</text:p>
      <text:p text:style-name="P12"><text:tab/><text:tab/>}</text:p>
      <text:p text:style-name="P12"><text:tab/>}</text:p>
      <text:p text:style-name="P12">}</text:p>
      <text:p text:style-name="P1"/>
      <text:p text:style-name="P1">43. Defina uma função void addTo (int N, int M, int a [N][M], int b[N][M]) que adiciona a segunda matriz à primeira.</text:p>
      <text:p text:style-name="P12">void addTo (int N, int M, int a [N][M], int b[N][M]) { //10 em 10</text:p>
      <text:p text:style-name="P12"><text:tab/>int i, j;</text:p>
      <text:p text:style-name="P12"><text:tab/>for(i=0; i&lt;N;i++) {</text:p>
      <text:p text:style-name="P12"><text:tab/><text:tab/>for(j=0;j&lt;M;j++) </text:p>
      <text:p text:style-name="P12"><text:tab/><text:tab/><text:tab/>a[i][j]+=b[i][j];</text:p>
      <text:p text:style-name="P12"><text:tab/>}</text:p>
      <text:p text:style-name="P12">}</text:p>
      <text:p text:style-name="P1"/>
      <text:p text:style-name="P1">44. Escreva em C uma função void sumDiag (int N, int m [N][N]) que recebe como argumento uma matriz quadrada e substitui cada elemento da diagonal pelo somatório de todos os outros elementos dessa linha.</text:p>
      <text:p text:style-name="P12">void sumDiag (int N, int m [N][N]) { //10 em 10</text:p>
      <text:p text:style-name="P12"><text:tab/>int i, j, soma;</text:p>
      <text:p text:style-name="P12"><text:tab/>for(i=0;i&lt;N;i++) {</text:p>
      <text:p text:style-name="P12"><text:tab/><text:tab/>soma=0;</text:p>
      <text:p text:style-name="P12"><text:tab/><text:tab/>for(j=0;j&lt;N;j++) {</text:p>
      <text:p text:style-name="P12"><text:tab/><text:tab/><text:tab/>if(i!=j) soma+=m[i][j];</text:p>
      <text:p text:style-name="P12"><text:tab/><text:tab/>}</text:p>
      <text:p text:style-name="P12"><text:tab/><text:tab/>m[i][i]=soma;</text:p>
      <text:p text:style-name="P12"><text:tab/>}</text:p>
      <text:p text:style-name="P12">}</text:p>
      <text:p text:style-name="P1"/>
      <text:p text:style-name="P1"/>
      <text:p text:style-name="P1"/>
      <text:p text:style-name="P1"><text:soft-page-break/>45. Escreva um programa que liste no ecran as letras do alfabeto (maiúsculas e minúsculas) e o respectivo código ASCII. Use para isso a função printf, tanto para imprimir os carateres como os seus códigos (inteiros).</text:p>
      <text:p text:style-name="P12">int questao45() {</text:p>
      <text:p text:style-name="P12"><text:tab/>char c='A';</text:p>
      <text:p text:style-name="P12"><text:s/><text:tab/>while (c&lt;='Z' || c&lt;='z') {</text:p>
      <text:p text:style-name="P12"><text:s text:c="4"/>printf ("%c - %d \n", c,c);</text:p>
      <text:p text:style-name="P12"><text:s text:c="4"/>if (c=='Z') c='a';</text:p>
      <text:p text:style-name="P12"><text:s text:c="4"/>else c++;</text:p>
      <text:p text:style-name="P12"><text:tab/>}</text:p>
      <text:p text:style-name="P12"><text:tab/>return 1;</text:p>
      <text:p text:style-name="P12">}</text:p>
      <text:p text:style-name="P1"/>
      <text:p text:style-name="P1">46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 Apresente uma definição da função int unionSet (int N, int v1[N], int v2[N], int r[N]) que coloca no array r o resultado da união dos conjuntos v1 e v2.</text:p>
      <text:p text:style-name="P12">int union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||v2[i]==1) r[i]=1;</text:p>
      <text:p text:style-name="P12"><text:tab/>return 1;</text:p>
      <text:p text:style-name="P12">}</text:p>
      <text:p text:style-name="P1"/>
      <text:p text:style-name="P1">47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Apresente uma definição da função int intersectSet (int N, int v1[N], int v2[N],int r[N]) que coloca no array r o resultado da intersecção dos conjuntos v1 e v2.</text:p>
      <text:p text:style-name="P12">int intersect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 &amp;&amp; v2[i]==1) r[i]=1;</text:p>
      <text:p text:style-name="P12"><text:tab/>return 1;</text:p>
      <text:p text:style-name="P12">}</text:p>
      <text:p text:style-name="P12"/>
      <text:p text:style-name="P12"/>
      <text:p text:style-name="P1"><text:soft-page-break/>48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intersectMSet (int N, int v1[N], int v2[N],</text:p>
      <text:p text:style-name="P1">int r[N]) que coloca no array r o resultado da intersecção dos multi-conjuntos v1 e v2.</text:p>
      <text:p text:style-name="P12">int intersectMSet (int N, int v1[N], int v2[N], int r[N])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1[i];</text:p>
      <text:p text:style-name="P12"><text:tab/><text:tab/>else r[i]=v2[i];</text:p>
      <text:p text:style-name="P12"><text:tab/>}</text:p>
      <text:p text:style-name="P12"><text:tab/>return 1;</text:p>
      <text:p text:style-name="P12">}</text:p>
      <text:p text:style-name="P1"/>
      <text:p text:style-name="P1">49. Uma forma de representar multi-conjuntos de ı́ndices consiste em usar um array de inteiros</text:p>
      <text:p text:style-name="P1">contendo em cada posição o número de ocorrências desse ı́ndice. Assim o multi-conjunto {1, 1, 4, 7, 7, 7} seria representado por um array em que as primeiras 8 posições conteria<text:span text:style-name="T3">m </text:span>{0,2,0,0,1,0,0,3}.</text:p>
      <text:p text:style-name="P1">Apresente uma definição da função int unionMSet (int N, int v1[N], int v2[N], int</text:p>
      <text:p text:style-name="P1">r[N]) que coloca no array r o resultado da união dos multi-conjuntos v1 e v2.</text:p>
      <text:p text:style-name="P12">int unionM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2[i];</text:p>
      <text:p text:style-name="P12"><text:tab/><text:tab/>else r[i]=v1[i];</text:p>
      <text:p text:style-name="P12"><text:tab/>}</text:p>
      <text:p text:style-name="P12"><text:tab/>return 1;</text:p>
      <text:p text:style-name="P12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0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cardinalMSet (int N, int v[N]) que calcula a</text:p>
      <text:p text:style-name="P1">número de elementos do multi-conjunto v.</text:p>
      <text:p text:style-name="P12">int cardinalMSet (int N, int v[N]) { //10 em 10</text:p>
      <text:p text:style-name="P12"><text:tab/>int i, s=0;</text:p>
      <text:p text:style-name="P12"><text:tab/>for(i=0;i&lt;N;i++)</text:p>
      <text:p text:style-name="P12"><text:tab/><text:tab/>s+=v[i];</text:p>
      <text:p text:style-name="P12"><text:tab/>return s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20:58.240278540</meta:creation-date>
    <dc:date>2016-03-10T19:36:09.880384699</dc:date>
    <meta:editing-duration>PT13M57S</meta:editing-duration>
    <meta:editing-cycles>2</meta:editing-cycles>
    <meta:generator>LibreOffice/5.0.5.2$Linux_X86_64 LibreOffice_project/00$Build-2</meta:generator>
    <meta:document-statistic meta:table-count="0" meta:image-count="0" meta:object-count="0" meta:page-count="22" meta:paragraph-count="644" meta:word-count="3741" meta:character-count="20325" meta:non-whitespace-character-count="15980"/>
  </office:meta>
</office:document-meta>
</file>